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Text_20_body_20_with_20_1st_20_line_20_indent">
      <style:text-properties fo:font-weight="bold" style:font-weight-asian="bold" style:font-weight-complex="bold"/>
    </style:style>
    <style:style style:name="P21" style:family="paragraph" style:parent-style-name="fixed">
      <style:text-properties fo:font-weight="bold" style:font-weight-asian="bold" style:font-weight-complex="bold"/>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Heading_20_2" style:list-style-nam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Heading_20_4">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24, 2010</text:modification-date></text:p>
      <text:p text:style-name="P1"/>
      <text:h text:style-name="P23"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6">Summary<text:tab/>1</text:p>
          <text:p text:style-name="P16">1 Introduction<text:tab/>4</text:p>
          <text:p text:style-name="P16">2 Environment and Modules<text:tab/>4</text:p>
          <text:p text:style-name="P16">3 Types and Scopes<text:tab/>5</text:p>
          <text:p text:style-name="P17">3.1 The 'local' keyword<text:tab/>6</text:p>
          <text:p text:style-name="P17">3.2 'Built-in' functions<text:tab/>6</text:p>
          <text:p text:style-name="P16">4 Language Specification<text:tab/>7</text:p>
          <text:p text:style-name="P17">4.1 Lexical conventions<text:tab/>7</text:p>
          <text:p text:style-name="P17">4.2 Statements<text:tab/>7</text:p>
          <text:p text:style-name="P18">4.2.1 Compound statements<text:tab/>7</text:p>
          <text:p text:style-name="P18">4.2.2 Assignment statements<text:tab/>7</text:p>
          <text:p text:style-name="P18">4.2.3 Control structures<text:tab/>8</text:p>
          <text:p text:style-name="P18">4.2.4 Function calls as statements<text:tab/>8</text:p>
          <text:p text:style-name="P17">4.3 Expressions<text:tab/>8</text:p>
          <text:p text:style-name="P18">4.3.1 Basic expressions<text:tab/>8</text:p>
          <text:p text:style-name="P18">4.3.2 Arithmetic expressions<text:tab/>9</text:p>
          <text:p text:style-name="P18">4.3.3 Logical expressions<text:tab/>9</text:p>
          <text:p text:style-name="P18">4.3.4 Collection constructors<text:tab/>9</text:p>
          <text:p text:style-name="P18">4.3.5 Collection indexers<text:tab/>9</text:p>
          <text:p text:style-name="P19">4.3.5.1 Slice notation<text:tab/>10</text:p>
          <text:p text:style-name="P18">4.3.6 Function calls<text:tab/>10</text:p>
          <text:p text:style-name="P18">4.3.7 Function definitions<text:tab/>10</text:p>
          <text:p text:style-name="P18">4.3.8 Class definitions<text:tab/>11</text:p>
          <text:p text:style-name="P18">4.3.9 Instance constructors<text:tab/>11</text:p>
          <text:p text:style-name="P16">5 Classes and instances<text:tab/>12</text:p>
          <text:p text:style-name="P17">5.1 Basic structure<text:tab/>12</text:p>
          <text:p text:style-name="P17">5.2 Inheritance<text:tab/>12</text:p>
          <text:p text:style-name="P17">5.3 Construction and the 'new' method<text:tab/>12</text:p>
          <text:p text:style-name="P17">5.4 Destruction and the 'delete' method<text:tab/>13</text:p>
          <text:p text:style-name="P17">5.5 Methods and the 'self' parameter<text:tab/>13</text:p>
          <text:p text:style-name="P17">5.6 Special methods<text:tab/>13</text:p>
          <text:p text:style-name="P18">5.6.1 The 'enumeration interface'<text:tab/>13</text:p>
          <text:p text:style-name="P18">5.6.2 'repr' and 'str'<text:tab/>14</text:p>
          <text:p text:style-name="P16">6 Built-in functions, methods and modules<text:tab/>15</text:p>
          <text:p text:style-name="P17">6.1 Built-in functions<text:tab/>15</text:p>
          <text:p text:style-name="P17">6.2 Map built-in methods<text:tab/>18</text:p>
          <text:p text:style-name="P17">6.3 Vector built-in methods<text:tab/>19</text:p>
          <text:p text:style-name="P17">6.4 String built-in methods<text:tab/>22</text:p>
          <text:p text:style-name="P17">6.5 Built-in module bit<text:tab/>25</text:p>
          <text:p text:style-name="P17">6.6 Built-in module math<text:tab/>26</text:p>
          <text:p text:style-name="P17">6.7 Built-in module os<text:tab/>27</text:p>
          <text:p text:style-name="P17">6.8 Built-in module _re<text:tab/>29</text:p>
          <text:p text:style-name="P16">7 Provided modules<text:tab/>30</text:p>
          <text:p text:style-name="P17">7.1 Module re<text:tab/>31</text:p>
          <text:p text:style-name="P17"><text:soft-page-break/>7.2 Module glob<text:tab/>31</text:p>
          <text:p text:style-name="P16">8 Sample deva code<text:tab/>32</text:p>
          <text:p text:style-name="P17">8.1 bubble sort<text:tab/>32</text:p>
          <text:p text:style-name="P17">8.2 default parameters<text:tab/>33</text:p>
          <text:p text:style-name="P17">8.3 import<text:tab/>33</text:p>
          <text:p text:style-name="P17">8.4 eval – running code dynamically<text:tab/>34</text:p>
          <text:p text:style-name="P17">8.5 Classes, instances, constructors and inheritance<text:tab/>34</text:p>
          <text:p text:style-name="P17">8.6 Factorial examples<text:tab/>35</text:p>
          <text:p text:style-name="P16">9 Embedding deva<text:tab/>36</text:p>
        </text:index-body>
      </text:table-of-content>
      <text:h text:style-name="P24" text:outline-level="2"/>
      <text:h text:style-name="P27"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28" text:outline-level="4">4.2.4 Function calls as statements</text:h>
      <text:p text:style-name="P6">Function call expressions like 'foo();' can stand alone as statements, as they have potential side effects. Any return value is lost.</text:p>
      <text:h text:style-name="P29" text:outline-level="3">4.3 Expressions</text:h>
      <text:h text:style-name="P28"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28"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8"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8"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8"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With vectors a slice can also appear on the <text:span text:style-name="T1">left</text:span><text:span text:style-name="T6"> side of an assignment.(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8"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8" text:outline-level="4">4.3.7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text:soft-page-break/>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8" text:outline-level="4">4.3.8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P28" text:outline-level="4">4.3.9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syntax with more flexibility is on the TODO list for version 1.0.0. Desirable would be to not require the assignment, so that new instances could be placed directly anywhere an expression is expected.] </text:p>
      <text:p text:style-name="P6"><text:soft-page-break/></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text:soft-page-break/>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text:soft-page-break/>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5" text:outline-level="2"><text:soft-page-break/>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text:soft-page-break/>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text:soft-page-break/>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text:p>
      <text:p text:style-name="Text_20_body_20_with_20_1st_20_line_20_indent"><text:soft-page-break/>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import( module_name )</text:p>
      <text:p text:style-name="Text_20_body_20_with_20_1st_20_line_20_indent">Imports the module 'module_name'. (The “import” statement calls this functio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text:soft-page-break/>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text:soft-page-break/>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text:soft-page-break/></text:p>
      <text:p text:style-name="P11">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1">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
      <text:p text:style-name="P11"/>
      <text:p text:style-name="P11">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11"/>
      <text:p text:style-name="P11">all( function )</text:p>
      <text:p text:style-name="P8"><text:soft-page-break/>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text:soft-page-break/>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text:soft-page-break/></text:p>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text:soft-page-break/>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text:soft-page-break/>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text:soft-page-break/>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text:soft-page-break/>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text:soft-page-break/>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text:soft-page-break/></text:p>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text:soft-page-break/>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_re.match' for details.</text:p>
      <text:p text:style-name="Text_20_body_20_with_20_1st_20_line_20_indent"/>
      <text:p text:style-name="P14">search( input )</text:p>
      <text:p text:style-name="P13">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text:soft-page-break/>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6" text:outline-level="2">8 Sample deva code</text:h>
      <text:h text:style-name="P30"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soft-page-break/>}</text:p>
      <text:p text:style-name="P12"/>
      <text:p text:style-name="P12">#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soft-page-break/>}</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soft-page-break/><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soft-page-break/>{</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24T12:58:27</dc:date>
    <meta:editing-duration>PT174H15M16S</meta:editing-duration>
    <meta:editing-cycles>96</meta:editing-cycles>
    <meta:generator>OpenOffice.org/3.2$Linux OpenOffice.org_project/320m12$Build-9483</meta:generator>
    <meta:document-statistic meta:table-count="0" meta:image-count="0" meta:object-count="0" meta:page-count="36" meta:paragraph-count="767" meta:word-count="9632" meta:character-count="55675"/>
    <meta:user-defined meta:name="Info 1"/>
    <meta:user-defined meta:name="Info 2"/>
    <meta:user-defined meta:name="Info 3"/>
    <meta:user-defined meta:name="Info 4"/>
  </office:meta>
</office:document-meta>
</file>